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AE00000060A589191A0B1D1D3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0000" draw:marker-end="Linienspitzen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46cm" svg:height="1.269cm" svg:x="4.269cm" svg:y="14.215cm">
          <draw:image xlink:href="Pictures/10000201000003AE00000060A589191A0B1D1D33.png" xlink:type="simple" xlink:show="embed" xlink:actuate="onLoad" draw:mime-type="image/png">
            <text:p/>
          </draw:image>
        </draw:frame>
        <draw:line draw:style-name="gr2" draw:text-style-name="P2" draw:layer="layout" svg:x1="11.25cm" svg:y1="14.25cm" svg:x2="11.5cm" svg:y2="1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18T15:42:36.020000000</dc:date>
    <meta:editing-duration>PT1M22S</meta:editing-duration>
    <meta:editing-cycles>1</meta:editing-cycles>
    <meta:document-statistic meta:object-count="2"/>
    <meta:generator>LibreOffice/7.1.6.2$Windows_X86_64 LibreOffice_project/0e133318fcee89abacd6a7d077e292f1145735c3</meta:generator>
  </office:meta>
</office:document-meta>
</file>